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 Narrow" fo:font-weight="normal" officeooo:rsid="00146b70" officeooo:paragraph-rsid="00146b70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rlito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rlito" fo:font-weight="bold" officeooo:rsid="00128a81" officeooo:paragraph-rsid="00128a8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rlito" fo:font-size="10pt" fo:font-weight="normal" officeooo:rsid="00182207" officeooo:paragraph-rsid="00146b70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rlito" fo:font-size="10pt" fo:font-weight="normal" officeooo:rsid="001908cb" officeooo:paragraph-rsid="00146b70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rlito" fo:font-size="10pt" fo:font-weight="normal" officeooo:rsid="001908cb" officeooo:paragraph-rsid="001a3fa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rlito" fo:font-size="10pt" fo:font-weight="normal" officeooo:rsid="001908cb" officeooo:paragraph-rsid="001d7d24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rlito" fo:font-size="10pt" fo:font-weight="normal" officeooo:rsid="001a3fab" officeooo:paragraph-rsid="001a3fa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rlito" fo:font-size="12pt" fo:font-weight="normal" officeooo:rsid="001908cb" officeooo:paragraph-rsid="001a3fa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rlito" fo:font-size="12pt" fo:font-weight="normal" officeooo:rsid="001a3fab" officeooo:paragraph-rsid="001a3fab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style:font-name="Carlito" fo:font-size="12pt" fo:font-weight="normal" officeooo:rsid="001a3fab" officeooo:paragraph-rsid="001a3fab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Carlito" fo:font-size="12pt" fo:font-weight="normal" officeooo:rsid="001c3b4a" officeooo:paragraph-rsid="001c3b4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rlito" fo:font-size="12pt" fo:font-weight="normal" officeooo:rsid="001c3b4a" officeooo:paragraph-rsid="001c3b4a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Carlito" fo:font-size="12pt" fo:font-weight="normal" officeooo:rsid="001d7d24" officeooo:paragraph-rsid="001d7d2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rlito" fo:font-size="12pt" fo:font-weight="normal" officeooo:rsid="001d7d24" officeooo:paragraph-rsid="001d7d24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officeooo:paragraph-rsid="00146b70"/>
    </style:style>
    <style:style style:name="P17" style:family="paragraph" style:parent-style-name="Standard">
      <style:paragraph-properties fo:text-align="justify" style:justify-single-word="false" fo:padding="0.049cm" fo:border="0.06pt solid #000000"/>
      <style:text-properties style:font-name="Carlito" fo:font-size="10pt" fo:font-weight="normal" officeooo:rsid="00146b70" officeooo:paragraph-rsid="00146b70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 fo:padding="0.049cm" fo:border="0.06pt solid #000000"/>
      <style:text-properties style:font-name="Carlito" fo:font-size="10pt" fo:font-weight="normal" officeooo:rsid="00146b70" officeooo:paragraph-rsid="00182207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 fo:padding="0.049cm" fo:border="0.06pt solid #000000"/>
      <style:text-properties style:font-name="Carlito" fo:font-size="10pt" fo:font-weight="normal" officeooo:rsid="00182207" officeooo:paragraph-rsid="00182207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 fo:padding="0.049cm" fo:border="0.06pt solid #000000"/>
      <style:text-properties style:font-name="Carlito" fo:font-size="10pt" fo:font-weight="normal" officeooo:rsid="00182207" officeooo:paragraph-rsid="001908c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justify" style:justify-single-word="false" fo:padding="0.049cm" fo:border="0.06pt solid #000000"/>
      <style:text-properties style:font-name="Carlito" fo:font-size="10pt" fo:font-weight="normal" officeooo:rsid="001908cb" officeooo:paragraph-rsid="001908c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 fo:padding="0.049cm" fo:border="0.06pt solid #000000"/>
      <style:text-properties style:font-name="Carlito" fo:font-size="10pt" fo:font-weight="normal" officeooo:rsid="001908cb" officeooo:paragraph-rsid="00146b70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 fo:padding="0.049cm" fo:border="0.06pt solid #000000"/>
      <style:text-properties style:font-name="Carlito" fo:font-size="10pt" fo:font-weight="normal" officeooo:rsid="001908cb" officeooo:paragraph-rsid="001a3fab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 fo:padding="0.049cm" fo:border="0.06pt solid #000000"/>
      <style:text-properties style:font-name="Carlito" fo:font-size="10pt" fo:font-weight="normal" officeooo:rsid="001908cb" officeooo:paragraph-rsid="001d7d24" style:font-size-asian="10pt" style:font-weight-asian="normal" style:font-size-complex="10pt" style:font-weight-complex="normal"/>
    </style:style>
    <style:style style:name="P25" style:family="paragraph" style:parent-style-name="Standard" style:list-style-name="L4">
      <style:paragraph-properties fo:text-align="justify" style:justify-single-word="false" fo:padding="0.049cm" fo:border="0.06pt solid #000000"/>
      <style:text-properties style:font-name="Carlito" fo:font-size="10pt" fo:font-weight="normal" officeooo:rsid="001908cb" officeooo:paragraph-rsid="001d7d24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 fo:padding="0.049cm" fo:border="0.06pt solid #000000"/>
      <style:text-properties style:font-name="Carlito" fo:font-size="10pt" fo:font-weight="normal" officeooo:rsid="001a3fab" officeooo:paragraph-rsid="001a3fab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 fo:padding="0.049cm" fo:border="0.06pt solid #000000"/>
      <style:text-properties style:font-name="Carlito" fo:font-size="12pt" fo:font-weight="normal" officeooo:rsid="001f1e69" officeooo:paragraph-rsid="001f1e69" style:font-size-asian="12pt" style:font-weight-asian="normal" style:font-size-complex="12pt" style:font-weight-complex="normal"/>
    </style:style>
    <style:style style:name="T1" style:family="text">
      <style:text-properties style:font-name="Carlito" fo:font-weight="normal" officeooo:rsid="00146b70" style:font-weight-asian="normal" style:font-weight-complex="normal"/>
    </style:style>
    <style:style style:name="T2" style:family="text">
      <style:text-properties style:font-name="Carlito" fo:font-weight="normal" officeooo:rsid="0016907f" style:font-weight-asian="normal" style:font-weight-complex="normal"/>
    </style:style>
    <style:style style:name="T3" style:family="text">
      <style:text-properties style:font-name="Carlito" fo:font-weight="normal" officeooo:rsid="001908cb" style:font-weight-asian="normal" style:font-weight-complex="normal"/>
    </style:style>
    <style:style style:name="T4" style:family="text">
      <style:text-properties officeooo:rsid="0016907f"/>
    </style:style>
    <style:style style:name="T5" style:family="text">
      <style:text-properties officeooo:rsid="00182207"/>
    </style:style>
    <style:style style:name="T6" style:family="text">
      <style:text-properties officeooo:rsid="001908cb"/>
    </style:style>
    <style:style style:name="T7" style:family="text">
      <style:text-properties officeooo:rsid="001a3fab"/>
    </style:style>
    <style:style style:name="T8" style:family="text">
      <style:text-properties officeooo:rsid="001c456f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ª AVALIAÇÃO PARCIAL POOI (21/09/2021)</text:p>
      <text:p text:style-name="P3">Aluno: Daniel Flavio Volski Daum</text:p>
      <text:p text:style-name="P3"/>
      <text:list xml:id="list2346961836" text:style-name="L1">
        <text:list-item>
          <text:p text:style-name="P16"><text:span text:style-name="T1">O conceito de polimorfismo, trata-se da capacidade de uma ou mais classes filhas possuirem um método com a mesma assinatura, porém com comportamentos diferentes ou específicos para cada uma de suas ocorrências. Por exemplo, leve em consideração as classes </text:span><text:span text:style-name="T2">Entidade</text:span><text:span text:style-name="T3"> (superclasse)</text:span><text:span text:style-name="T1">, </text:span><text:span text:style-name="T2">Jogador</text:span><text:span text:style-name="T3">(subclassse)</text:span><text:span text:style-name="T1"> e Inimigo</text:span><text:span text:style-name="T3">(subclasse)</text:span><text:span text:style-name="T1">:</text:span></text:p>
        </text:list-item>
      </text:list>
      <text:p text:style-name="P17">public class Entidade {</text:p>
      <text:p text:style-name="P18"><text:tab/><text:span text:style-name="T5">protected int hp = 100;</text:span></text:p>
      <text:p text:style-name="P18"/>
      <text:p text:style-name="P18"><text:span text:style-name="T5"><text:tab/></text:span><text:span text:style-name="T4">p</text:span>ublic<text:span text:style-name="T4"> void atacar(</text:span><text:span text:style-name="T5">Entidade e) {</text:span></text:p>
      <text:p text:style-name="P19"><text:tab/><text:tab/>e.hp -= 10;</text:p>
      <text:p text:style-name="P19"><text:tab/>}</text:p>
      <text:p text:style-name="P19">}</text:p>
      <text:p text:style-name="P1"/>
      <text:p text:style-name="P20">public class Jogador extends <text:span text:style-name="T6">Entidade {</text:span></text:p>
      <text:p text:style-name="P21"><text:tab/>@Override </text:p>
      <text:p text:style-name="P21"><text:tab/>public void atacar(Entidade e) {</text:p>
      <text:p text:style-name="P21"><text:tab/><text:tab/>e.hp -= 20;</text:p>
      <text:p text:style-name="P21"><text:tab/>}</text:p>
      <text:p text:style-name="P21">}</text:p>
      <text:p text:style-name="P1"/>
      <text:p text:style-name="P20">public class Inimigo <text:span text:style-name="T6">extends Entidade</text:span> {</text:p>
      <text:p text:style-name="P21"><text:tab/>//Herda o método atacar de Entidade</text:p>
      <text:p text:style-name="P21">}</text:p>
      <text:p text:style-name="P4"/>
      <text:p text:style-name="P9">Ambas as classes Jogador e Inimigo são derivadas da classe Entidade, logo ambas possuem o método atacar() presente na entidade Porém, na classe Jogador o método atacar() funciona de forma diferente, retirando de 20 pontos de vida ao invés de 10<text:span text:style-name="T7">, enquanto na classe Inimigo o método continua sendo o mesmo proposto na superclasse Entidade. Agora leve em consideração a classe principal TestePolimorfismo abaixo.</text:span></text:p>
      <text:p text:style-name="P6"/>
      <text:p text:style-name="P22">public class TestePolimorfismo {</text:p>
      <text:p text:style-name="P22"><text:s text:c="4"/>public static void main(String args[]) {</text:p>
      <text:p text:style-name="P22"><text:s text:c="8"/>Entidade jogador = new Jogador();</text:p>
      <text:p text:style-name="P22"><text:s text:c="8"/>Entidade inimigo = new Inimigo();</text:p>
      <text:p text:style-name="P22"/>
      <text:p text:style-name="P22"><text:s text:c="8"/>System.out.println("HP do jogador: " + jogador.hp);</text:p>
      <text:p text:style-name="P22"><text:s text:c="8"/>System.out.println("HP do inimigo: " + inimigo.hp);</text:p>
      <text:p text:style-name="P22"><text:s text:c="8"/></text:p>
      <text:p text:style-name="P22"><text:s text:c="8"/>jogador.atacar(inimigo);</text:p>
      <text:p text:style-name="P22"><text:s text:c="8"/>inimigo.atacar(jogador);</text:p>
      <text:p text:style-name="P22"/>
      <text:p text:style-name="P22"><text:s text:c="8"/>System.out.println("HP do jogador<text:span text:style-name="T7"> após ser atacado</text:span>: " + jogador.hp);</text:p>
      <text:p text:style-name="P23"><text:s text:c="8"/>System.out.println("HP do inimigo<text:span text:style-name="T7"> após ser atacado</text:span>:: " + inimigo.hp);</text:p>
      <text:p text:style-name="P22"><text:s text:c="4"/>}</text:p>
      <text:p text:style-name="P22">}</text:p>
      <text:p text:style-name="P5"/>
      <text:p text:style-name="P10">Ao ser executado, o seguinte resultado é apresentado, exemplificando então a ideia de polimorfismo:</text:p>
      <text:p text:style-name="P8"/>
      <text:p text:style-name="P26">HP do jogador: 100</text:p>
      <text:p text:style-name="P26">HP do inimigo: 100</text:p>
      <text:p text:style-name="P26">HP do jogador após ser atacado<text:span text:style-name="T6">:</text:span>: 90</text:p>
      <text:p text:style-name="P26">HP do inimigo: após ser atacado<text:span text:style-name="T6">:</text:span> 80</text:p>
      <text:p text:style-name="P5"><text:soft-page-break/></text:p>
      <text:list xml:id="list3991470405" text:style-name="L4">
        <text:list-item>
          <text:p text:style-name="P11">É realizado a impressão no console do endereço de memória alocado para o objeto x.</text:p>
        </text:list-item>
        <text:list-item>
          <text:p text:style-name="P12"><text:s/>F, V, <text:span text:style-name="T8">V, F</text:span></text:p>
        </text:list-item>
        <text:list-item>
          <text:p text:style-name="P25">public class Dentista {</text:p>
        </text:list-item>
      </text:list>
      <text:p text:style-name="P24"><text:s text:c="4"/>private String nome;</text:p>
      <text:p text:style-name="P24"><text:s text:c="4"/>private Paciente paciente;</text:p>
      <text:p text:style-name="P24"/>
      <text:p text:style-name="P24"><text:s text:c="4"/>Dentista(String nome1, Paciente paciente1) {</text:p>
      <text:p text:style-name="P24"><text:s text:c="8"/>nome = nome1;</text:p>
      <text:p text:style-name="P24"><text:s text:c="8"/>paciente = paciente1;</text:p>
      <text:p text:style-name="P24"><text:s text:c="4"/>}</text:p>
      <text:p text:style-name="P24"/>
      <text:p text:style-name="P24"><text:s text:c="4"/>public String getNome() {</text:p>
      <text:p text:style-name="P24"><text:s text:c="8"/>return this.nome;</text:p>
      <text:p text:style-name="P24"><text:s text:c="4"/>}</text:p>
      <text:p text:style-name="P24"/>
      <text:p text:style-name="P24"><text:s text:c="4"/>public String getPaciente() {</text:p>
      <text:p text:style-name="P24"><text:s text:c="8"/>return this.paciente.getNome();</text:p>
      <text:p text:style-name="P24"><text:s text:c="4"/>}</text:p>
      <text:p text:style-name="P24">}</text:p>
      <text:p text:style-name="P15"/>
      <text:p text:style-name="P24">public class ConsultaApp {</text:p>
      <text:p text:style-name="P24"><text:s text:c="4"/>public static void main(String[] args) {</text:p>
      <text:p text:style-name="P24"><text:s text:c="8"/>Paciente paciente1 = new Paciente("Robervaldo", 24);</text:p>
      <text:p text:style-name="P24"><text:s text:c="8"/>Dentista dentista1 = new Dentista("Gumercinda", paciente1);</text:p>
      <text:p text:style-name="P24"><text:s text:c="8"/>Consulta consulta = new Consulta();</text:p>
      <text:p text:style-name="P24"/>
      <text:p text:style-name="P24"><text:s text:c="8"/>consulta.atender(dentista1);</text:p>
      <text:p text:style-name="P24"><text:s text:c="4"/>}</text:p>
      <text:p text:style-name="P24">}</text:p>
      <text:p text:style-name="P24"/>
      <text:p text:style-name="P27">Foi utilizado o reuso de agregação, pois dentista está sempre <text:s/>agregado a um paciente</text:p>
      <text:list xml:id="list145958583002584" text:continue-numbering="true" text:style-name="L4">
        <text:list-item>
          <text:p text:style-name="P14">Resposta:</text:p>
        </text:list-item>
      </text:list>
      <text:p text:style-name="P24">public interface Pagamento {</text:p>
      <text:p text:style-name="P24"><text:s text:c="4"/>public double calculaPagamento();</text:p>
      <text:p text:style-name="P24">}</text:p>
      <text:p text:style-name="P7"/>
      <text:p text:style-name="P24">public abstract class Empregado implements Pagamento {</text:p>
      <text:p text:style-name="P24"><text:s text:c="4"/>private String endereco;</text:p>
      <text:p text:style-name="P24"><text:s text:c="4"/>private String nome;</text:p>
      <text:p text:style-name="P24"/>
      <text:p text:style-name="P24"><text:s text:c="4"/>@Override</text:p>
      <text:p text:style-name="P24"><text:s text:c="4"/>public abstract double calculaPagamento();</text:p>
      <text:p text:style-name="P24">}</text:p>
      <text:p text:style-name="P7"/>
      <text:p text:style-name="P24">public class EmpregadoHorista extends Empregado {</text:p>
      <text:p text:style-name="P24"><text:s text:c="4"/>private int horasTrabalhadas;</text:p>
      <text:p text:style-name="P24"><text:s text:c="4"/>private double salarioHora;</text:p>
      <text:p text:style-name="P24"/>
      <text:p text:style-name="P24"><text:s text:c="4"/>@Override</text:p>
      <text:p text:style-name="P24"><text:s text:c="4"/>public double calculaPagamento() {</text:p>
      <text:p text:style-name="P24"><text:s text:c="8"/>return horasTrabalhadas * salarioHora;</text:p>
      <text:p text:style-name="P24"><text:s text:c="4"/>}</text:p>
      <text:p text:style-name="P24">}</text:p>
      <text:p text:style-name="P7"/>
      <text:p text:style-name="P24">public class PagamentoApp {</text:p>
      <text:p text:style-name="P24"><text:s text:c="4"/>public static void main(String[] args) {</text:p>
      <text:p text:style-name="P24"><text:soft-page-break/><text:s text:c="8"/>Empregado empregado1 = new EmpregadoAssalariado(500);</text:p>
      <text:p text:style-name="P24"><text:s text:c="8"/>Empregado empregado2 = new EmpregadoHorista(10, 100);</text:p>
      <text:p text:style-name="P24"/>
      <text:p text:style-name="P24"><text:s text:c="8"/>Empregado empregados[] = {empregado1, empregado2};</text:p>
      <text:p text:style-name="P24"/>
      <text:p text:style-name="P24"><text:s text:c="8"/>for(int i = 0; i &lt; empregados.length; i++) {</text:p>
      <text:p text:style-name="P24"><text:s text:c="12"/>System.out.println("Pagamento do empregado: " + empregados[i].calculaPagamento());</text:p>
      <text:p text:style-name="P24"><text:s text:c="8"/>}</text:p>
      <text:p text:style-name="P24"><text:s text:c="4"/>}</text:p>
      <text:p text:style-name="P24">}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Carlito" fo:font-family="Carlito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2:36:11.471128889</meta:creation-date>
    <dc:date>2021-09-21T14:59:58.359166776</dc:date>
    <meta:editing-duration>PT19M38S</meta:editing-duration>
    <meta:editing-cycles>2</meta:editing-cycles>
    <meta:generator>LibreOffice/7.1.4.2$Linux_X86_64 LibreOffice_project/10$Build-2</meta:generator>
    <meta:document-statistic meta:table-count="0" meta:image-count="0" meta:object-count="0" meta:page-count="3" meta:paragraph-count="90" meta:word-count="457" meta:character-count="3444" meta:non-whitespace-character-count="2775"/>
  </office:meta>
</office:document-meta>
</file>